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sve tekniska skäl är det möjligt att ändringer har gjorts i tillämpningsdelarna efter att handbroken har gått i tryck. Den här fillen innehåller viktikt programinformation.</text:p>
      <text:p text:style-name="Standard"/>
      <text:p text:style-name="Standard">Asve tekniska skäl är det möjligt att ändringer har gjorts i tillämpningsdelarna efter att handbroken har gått i tryck. Den här fillen innehåller viktikt programinformation.</text:p>
      <text:p text:style-name="Standard"/>
      <text:p text:style-name="Standard">Asve tekniska skäl är det möjligt att ändringer har gjorts i tillämpningsdelarna efter att handbroken har gått i tryck. Den här fillen innehåller viktikt programinform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sv" fo:country="SE" style:font-size-asian="12pt" style:language-asian="sv" style:country-asian="SE" style:font-size-complex="12pt" style:language-complex="sv" style:country-complex="S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Thorndale" fo:font-size="12pt" fo:language="sv" fo:country="SE" style:font-name-asian="HG Mincho Light J" style:font-size-asian="12pt" style:language-asian="sv" style:country-asian="SE" style:font-name-complex="Arial Unicode MS" style:font-size-complex="12pt" style:language-complex="sv" style:country-complex="S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x86 OpenOffice.org_project/680m1$Build-9028</meta:generator>
    <meta:initial-creator>Helge Delfs</meta:initial-creator>
    <meta:creation-date>1999-06-16T14:56:39</meta:creation-date>
    <dc:date>2006-06-12T09:17:57</dc:date>
    <dc:language>sv-SE</dc:language>
    <meta:editing-cycles>5</meta:editing-cycles>
    <meta:editing-duration>PT21M33S</meta:editing-duration>
    <meta:user-defined meta:name="Info 0"/>
    <meta:user-defined meta:name="Info 1"/>
    <meta:user-defined meta:name="Info 2"/>
    <meta:user-defined meta:name="Info 3"/>
    <meta:document-statistic meta:table-count="0" meta:image-count="0" meta:object-count="0" meta:page-count="1" meta:paragraph-count="3" meta:word-count="75" meta:character-count="519"/>
  </office:meta>
</office:document-meta>
</file>